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n-ea" svg:font-family="+mn-ea, '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top="0in" fo:margin-bottom="0in" loext:contextual-spacing="false" fo:text-align="justify" style:justify-single-word="false"/>
      <style:text-properties style:font-name="Times New Roman" fo:font-size="11pt" fo:language="hr" fo:country="HR" officeooo:paragraph-rsid="001f8de2" style:font-size-asian="11pt" style:language-asian="en" style:country-asian="US" style:font-name-complex="Times New Roman" style:font-size-complex="11pt"/>
    </style:style>
    <style:style style:name="P2" style:family="paragraph" style:parent-style-name="Text_20_body">
      <style:paragraph-properties fo:margin-top="0in" fo:margin-bottom="0.1181in" loext:contextual-spacing="false" fo:text-align="justify" style:justify-single-word="false"/>
      <style:text-properties style:font-name="Times New Roman" fo:font-size="11pt" fo:language="hr" fo:country="HR" officeooo:paragraph-rsid="001f8de2" style:font-size-asian="11pt" style:language-asian="en" style:country-asian="US" style:font-name-complex="Times New Roman" style:font-size-complex="11pt"/>
    </style:style>
    <style:style style:name="P3" style:family="paragraph" style:parent-style-name="Standard">
      <style:paragraph-properties fo:margin-top="0in" fo:margin-bottom="0in" loext:contextual-spacing="false" fo:text-align="justify" style:justify-single-word="false"/>
      <style:text-properties style:font-name="Times New Roman" fo:font-size="11pt" fo:language="hr" fo:country="HR" officeooo:paragraph-rsid="001f8de2" style:font-size-asian="11pt" style:language-asian="en" style:country-asian="US" style:font-name-complex="Times New Roman" style:font-size-complex="11pt"/>
    </style:style>
    <style:style style:name="P4" style:family="paragraph" style:parent-style-name="Standard">
      <style:paragraph-properties fo:margin-top="0in" fo:margin-bottom="0in" loext:contextual-spacing="false" fo:text-align="justify" style:justify-single-word="false"/>
      <style:text-properties style:font-name="Times New Roman" fo:font-size="11pt" fo:language="hr" fo:country="HR" officeooo:rsid="00463901" officeooo:paragraph-rsid="00463901" style:font-size-asian="11pt" style:language-asian="en" style:country-asian="US" style:font-name-complex="Times New Roman" style:font-size-complex="11pt"/>
    </style:style>
    <style:style style:name="P5" style:family="paragraph" style:parent-style-name="Standard">
      <style:paragraph-properties fo:margin-top="0in" fo:margin-bottom="0in" loext:contextual-spacing="false" fo:text-align="end" style:justify-single-word="false">
        <style:tab-stops>
          <style:tab-stop style:position="2.75in"/>
        </style:tab-stops>
      </style:paragraph-properties>
      <style:text-properties style:font-name="Times New Roman" fo:font-size="11pt" fo:language="hr" fo:country="HR" officeooo:paragraph-rsid="0055ca68" style:font-size-asian="11pt" style:language-asian="en" style:country-asian="US" style:font-name-complex="Times New Roman" style:font-size-complex="11pt"/>
    </style:style>
    <style:style style:name="P6" style:family="paragraph" style:parent-style-name="Standard">
      <style:paragraph-properties fo:margin-top="0in" fo:margin-bottom="0in" loext:contextual-spacing="false" fo:text-align="justify" style:justify-single-word="false"/>
      <style:text-properties style:font-name="Times New Roman" fo:font-size="11pt" fo:language="hr" fo:country="HR" fo:font-weight="bold" officeooo:paragraph-rsid="001f8de2" style:font-size-asian="11pt" style:language-asian="en" style:country-asian="US" style:font-weight-asian="bold" style:font-name-complex="Times New Roman" style:font-size-complex="11pt"/>
    </style:style>
    <style:style style:name="P7" style:family="paragraph" style:parent-style-name="Standard">
      <style:paragraph-properties fo:margin-top="0in" fo:margin-bottom="0in" loext:contextual-spacing="false" fo:text-align="justify" style:justify-single-word="false"/>
      <style:text-properties style:font-name="Times New Roman" fo:font-size="11pt" fo:language="hr" fo:country="HR" fo:font-weight="bold" officeooo:rsid="00463901" officeooo:paragraph-rsid="00463901" style:font-size-asian="11pt" style:language-asian="en" style:country-asian="US" style:font-weight-asian="bold" style:font-name-complex="Times New Roman" style:font-size-complex="11pt"/>
    </style:style>
    <style:style style:name="P8" style:family="paragraph" style:parent-style-name="Standard">
      <style:paragraph-properties fo:margin-top="0in" fo:margin-bottom="0in" loext:contextual-spacing="false" fo:text-align="justify" style:justify-single-word="false"/>
      <style:text-properties style:font-name="Times New Roman" fo:font-size="11pt" officeooo:paragraph-rsid="001f8de2" style:font-size-asian="11pt" style:font-size-complex="11pt"/>
    </style:style>
    <style:style style:name="P9" style:family="paragraph" style:parent-style-name="Standard">
      <style:paragraph-properties fo:margin-top="0in" fo:margin-bottom="0in" loext:contextual-spacing="false" fo:text-align="justify" style:justify-single-word="false"/>
      <style:text-properties style:font-name="Times New Roman" fo:font-size="11pt" officeooo:rsid="00463901" officeooo:paragraph-rsid="0047db50" style:font-size-asian="11pt" style:font-size-complex="11pt"/>
    </style:style>
    <style:style style:name="P10" style:family="paragraph" style:parent-style-name="Standard">
      <style:paragraph-properties fo:margin-top="0in" fo:margin-bottom="0in" loext:contextual-spacing="false" fo:text-align="justify" style:justify-single-word="false"/>
      <style:text-properties style:font-name="Times New Roman" fo:font-size="11pt" officeooo:rsid="00463901" officeooo:paragraph-rsid="0048644b" style:font-size-asian="11pt" style:font-size-complex="11pt"/>
    </style:style>
    <style:style style:name="P11" style:family="paragraph" style:parent-style-name="Standard">
      <style:paragraph-properties fo:margin-top="0in" fo:margin-bottom="0in" loext:contextual-spacing="false" fo:text-align="justify" style:justify-single-word="false"/>
      <style:text-properties style:font-name="Times New Roman" fo:font-size="11pt" officeooo:rsid="0048644b" officeooo:paragraph-rsid="0048644b" style:font-size-asian="11pt" style:font-size-complex="11pt"/>
    </style:style>
    <style:style style:name="P12" style:family="paragraph" style:parent-style-name="Standard">
      <style:paragraph-properties fo:margin-top="0in" fo:margin-bottom="0in" loext:contextual-spacing="false" fo:text-align="justify" style:justify-single-word="false"/>
      <style:text-properties style:font-name="Times New Roman" fo:font-size="11pt" officeooo:rsid="00496e81" officeooo:paragraph-rsid="00496e81" style:font-size-asian="11pt" style:font-size-complex="11pt"/>
    </style:style>
    <style:style style:name="P13" style:family="paragraph" style:parent-style-name="Standard">
      <style:paragraph-properties fo:margin-top="0in" fo:margin-bottom="0in" loext:contextual-spacing="false" fo:text-align="justify" style:justify-single-word="false"/>
      <style:text-properties style:font-name="Times New Roman" fo:font-size="11pt" officeooo:rsid="004ce7fc" officeooo:paragraph-rsid="004ce7fc" style:font-size-asian="11pt" style:font-size-complex="11pt"/>
    </style:style>
    <style:style style:name="P14" style:family="paragraph" style:parent-style-name="Standard">
      <style:paragraph-properties fo:margin-top="0in" fo:margin-bottom="0in" loext:contextual-spacing="false" fo:text-align="justify" style:justify-single-word="false"/>
      <style:text-properties officeooo:paragraph-rsid="0055ca68"/>
    </style:style>
    <style:style style:name="P15" style:family="paragraph" style:parent-style-name="Standard" style:master-page-name="Standard">
      <style:paragraph-properties fo:margin-top="0in" fo:margin-bottom="0in" loext:contextual-spacing="false" fo:text-align="justify" style:justify-single-word="false" style:page-number="auto">
        <style:tab-stops>
          <style:tab-stop style:position="2.75in"/>
        </style:tab-stops>
      </style:paragraph-properties>
      <style:text-properties style:font-name="Times New Roman" fo:font-size="11pt" fo:language="hr" fo:country="HR" officeooo:paragraph-rsid="001f8de2" style:font-size-asian="11pt" style:language-asian="en" style:country-asian="US" style:font-name-complex="Times New Roman" style:font-size-complex="11pt"/>
    </style:style>
    <style:style style:name="P16" style:family="paragraph" style:parent-style-name="Standard" style:list-style-name="L1">
      <style:paragraph-properties fo:margin-top="0in" fo:margin-bottom="0.1181in" loext:contextual-spacing="false" fo:text-align="justify" style:justify-single-word="false"/>
      <style:text-properties style:font-name="Times New Roman" officeooo:paragraph-rsid="0055ca68"/>
    </style:style>
    <style:style style:name="P17" style:family="paragraph" style:parent-style-name="Standard">
      <style:paragraph-properties fo:margin-top="0in" fo:margin-bottom="0.1181in" loext:contextual-spacing="false" fo:text-align="justify" style:justify-single-word="false"/>
      <style:text-properties style:font-name="Times New Roman" officeooo:paragraph-rsid="004d4dfc"/>
    </style:style>
    <style:style style:name="P18" style:family="paragraph" style:parent-style-name="Standard">
      <style:paragraph-properties fo:margin-top="0in" fo:margin-bottom="0.1181in" loext:contextual-spacing="false" fo:text-align="justify" style:justify-single-word="false"/>
      <style:text-properties style:font-name="Times New Roman" officeooo:paragraph-rsid="00526f4a"/>
    </style:style>
    <style:style style:name="P19" style:family="paragraph" style:parent-style-name="Standard">
      <style:paragraph-properties fo:margin-top="0in" fo:margin-bottom="0.1181in" loext:contextual-spacing="false" fo:text-align="justify" style:justify-single-word="false"/>
      <style:text-properties style:font-name="Times New Roman" officeooo:rsid="005009bf" officeooo:paragraph-rsid="005009bf"/>
    </style:style>
    <style:style style:name="P20" style:family="paragraph" style:parent-style-name="Standard">
      <style:paragraph-properties fo:margin-top="0in" fo:margin-bottom="0.1181in" loext:contextual-spacing="false" fo:text-align="justify" style:justify-single-word="false"/>
      <style:text-properties style:font-name="Times New Roman" fo:font-style="normal" officeooo:rsid="00526f4a" officeooo:paragraph-rsid="00526f4a" style:font-style-asian="normal" style:font-style-complex="normal"/>
    </style:style>
    <style:style style:name="P21" style:family="paragraph" style:parent-style-name="Standard">
      <style:paragraph-properties fo:margin-top="0in" fo:margin-bottom="0.1181in" loext:contextual-spacing="false" fo:text-align="justify" style:justify-single-word="false"/>
      <style:text-properties style:font-name="Times New Roman" officeooo:rsid="005447e6" officeooo:paragraph-rsid="005447e6"/>
    </style:style>
    <style:style style:name="P22" style:family="paragraph" style:parent-style-name="Standard">
      <style:paragraph-properties fo:margin-top="0in" fo:margin-bottom="0.1181in" loext:contextual-spacing="false" fo:text-align="justify" style:justify-single-word="false"/>
      <style:text-properties style:font-name="Times New Roman" officeooo:rsid="0055ca68" officeooo:paragraph-rsid="0055ca68"/>
    </style:style>
    <style:style style:name="P23" style:family="paragraph" style:parent-style-name="Standard">
      <style:paragraph-properties fo:margin-top="0in" fo:margin-bottom="0.1181in" loext:contextual-spacing="false" fo:text-align="justify" style:justify-single-word="false"/>
      <style:text-properties officeooo:paragraph-rsid="0055ca68"/>
    </style:style>
    <style:style style:name="T1" style:family="text">
      <style:text-properties officeooo:rsid="001f8de2"/>
    </style:style>
    <style:style style:name="T2" style:family="text">
      <style:text-properties style:use-window-font-color="true" style:font-name="Times New Roman" fo:font-size="11pt" fo:language="hr" fo:country="HR" officeooo:rsid="0047db50" style:font-name-asian="Times New Roman" style:font-size-asian="11pt" style:language-asian="en" style:country-asian="US" style:font-name-complex="Times New Roman" style:font-size-complex="11pt" style:language-complex="ar" style:country-complex="SA"/>
    </style:style>
    <style:style style:name="T3" style:family="text">
      <style:text-properties style:use-window-font-color="true" style:font-name="Times New Roman" fo:font-size="11pt" fo:language="hr" fo:country="HR" officeooo:rsid="004ce7fc" style:font-name-asian="Times New Roman" style:font-size-asian="11pt" style:language-asian="en" style:country-asian="US" style:font-name-complex="Times New Roman" style:font-size-complex="11pt" style:language-complex="ar" style:country-complex="SA"/>
    </style:style>
    <style:style style:name="T4" style:family="text">
      <style:text-properties style:use-window-font-color="true" style:font-name="Times New Roman" fo:font-size="11pt" fo:language="hr" fo:country="HR" officeooo:rsid="004d4dfc" style:font-name-asian="Times New Roman" style:font-size-asian="11pt" style:language-asian="en" style:country-asian="US" style:font-name-complex="Times New Roman" style:font-size-complex="11pt" style:language-complex="ar" style:country-complex="SA"/>
    </style:style>
    <style:style style:name="T5" style:family="text">
      <style:text-properties style:use-window-font-color="true" fo:language="hr" fo:country="HR" fo:font-style="italic" style:font-name-asian="Times New Roman" style:language-asian="en" style:country-asian="US" style:font-style-asian="italic" style:font-name-complex="Times New Roman" style:language-complex="ar" style:country-complex="SA" style:font-style-complex="italic"/>
    </style:style>
    <style:style style:name="T6" style:family="text">
      <style:text-properties style:use-window-font-color="true" fo:language="hr" fo:country="HR" fo:font-style="italic" officeooo:rsid="001f8de2" style:font-name-asian="Times New Roman" style:language-asian="en" style:country-asian="US" style:font-style-asian="italic" style:font-name-complex="Times New Roman" style:language-complex="ar" style:country-complex="SA" style:font-style-complex="italic"/>
    </style:style>
    <style:style style:name="T7" style:family="text">
      <style:text-properties style:use-window-font-color="true" fo:language="hr" fo:country="HR" fo:font-style="italic" officeooo:rsid="0041d218" style:font-name-asian="Times New Roman" style:language-asian="en" style:country-asian="US" style:font-style-asian="italic" style:font-name-complex="Times New Roman" style:language-complex="ar" style:country-complex="SA" style:font-style-complex="italic"/>
    </style:style>
    <style:style style:name="T8" style:family="text">
      <style:text-properties style:use-window-font-color="true" fo:language="hr" fo:country="HR" fo:font-style="italic" officeooo:rsid="0021839a" style:font-name-asian="Times New Roman" style:language-asian="en" style:country-asian="US" style:font-style-asian="italic" style:font-name-complex="Times New Roman" style:language-complex="ar" style:country-complex="SA" style:font-style-complex="italic"/>
    </style:style>
    <style:style style:name="T9" style:family="text">
      <style:text-properties style:use-window-font-color="true" fo:language="hr" fo:country="HR" style:font-name-asian="Times New Roman" style:language-asian="en" style:country-asian="US" style:font-name-complex="Times New Roman" style:language-complex="ar" style:country-complex="SA"/>
    </style:style>
    <style:style style:name="T10" style:family="text">
      <style:text-properties style:use-window-font-color="true" fo:language="hr" fo:country="HR" officeooo:rsid="00475bbb" style:font-name-asian="Times New Roman" style:language-asian="en" style:country-asian="US" style:font-name-complex="Times New Roman" style:language-complex="ar" style:country-complex="SA"/>
    </style:style>
    <style:style style:name="T11" style:family="text">
      <style:text-properties style:use-window-font-color="true" fo:language="hr" fo:country="HR" officeooo:rsid="004770f2" style:font-name-asian="Times New Roman" style:language-asian="en" style:country-asian="US" style:font-name-complex="Times New Roman" style:language-complex="ar" style:country-complex="SA"/>
    </style:style>
    <style:style style:name="T12" style:family="text">
      <style:text-properties style:use-window-font-color="true" fo:language="hr" fo:country="HR" officeooo:rsid="0047db50" style:font-name-asian="Times New Roman" style:language-asian="en" style:country-asian="US" style:font-name-complex="Times New Roman" style:language-complex="ar" style:country-complex="SA"/>
    </style:style>
    <style:style style:name="T13" style:family="text">
      <style:text-properties style:use-window-font-color="true" fo:language="hr" fo:country="HR" officeooo:rsid="0048644b" style:font-name-asian="Times New Roman" style:language-asian="en" style:country-asian="US" style:font-name-complex="Times New Roman" style:language-complex="ar" style:country-complex="SA"/>
    </style:style>
    <style:style style:name="T14" style:family="text">
      <style:text-properties style:use-window-font-color="true" fo:language="hr" fo:country="HR" officeooo:rsid="00496e81" style:font-name-asian="Times New Roman" style:language-asian="en" style:country-asian="US" style:font-name-complex="Times New Roman" style:language-complex="ar" style:country-complex="SA"/>
    </style:style>
    <style:style style:name="T15" style:family="text">
      <style:text-properties style:use-window-font-color="true" fo:language="hr" fo:country="HR" officeooo:rsid="0055ca68" style:font-name-asian="Times New Roman" style:language-asian="en" style:country-asian="US" style:font-name-complex="Times New Roman" style:language-complex="ar" style:country-complex="SA"/>
    </style:style>
    <style:style style:name="T16" style:family="text">
      <style:text-properties style:use-window-font-color="true" fo:language="hr" fo:country="HR" officeooo:rsid="005720d7" style:font-name-asian="Times New Roman" style:language-asian="en" style:country-asian="US" style:font-name-complex="Times New Roman" style:language-complex="ar" style:country-complex="SA"/>
    </style:style>
    <style:style style:name="T17" style:family="text">
      <style:text-properties fo:font-size="11pt" style:font-size-asian="11pt" style:font-size-complex="11pt"/>
    </style:style>
    <style:style style:name="T18" style:family="text">
      <style:text-properties fo:font-size="11pt" officeooo:rsid="0055ca68" style:font-size-asian="11pt" style:font-size-complex="11pt"/>
    </style:style>
    <style:style style:name="T19" style:family="text">
      <style:text-properties fo:font-size="11pt" fo:language="hr" fo:country="HR" style:font-size-asian="11pt" style:language-asian="en" style:country-asian="US" style:font-name-complex="Times New Roman" style:font-size-complex="11pt"/>
    </style:style>
    <style:style style:name="T20" style:family="text">
      <style:text-properties fo:font-size="11pt" fo:language="hr" fo:country="HR" officeooo:rsid="0055ca68" style:font-size-asian="11pt" style:language-asian="en" style:country-asian="US" style:font-name-complex="Times New Roman" style:font-size-complex="11pt"/>
    </style:style>
    <style:style style:name="T21" style:family="text">
      <style:text-properties fo:font-size="11pt" fo:language="hr" fo:country="HR" officeooo:rsid="0058f378" style:font-size-asian="11pt" style:language-asian="en" style:country-asian="US" style:font-name-complex="Times New Roman" style:font-size-complex="11pt"/>
    </style:style>
    <style:style style:name="T22" style:family="text">
      <style:text-properties fo:font-size="11pt" fo:font-style="italic" style:font-size-asian="11pt" style:font-style-asian="italic" style:font-size-complex="11pt" style:font-style-complex="italic"/>
    </style:style>
    <style:style style:name="T23" style:family="text">
      <style:text-properties fo:font-size="11pt" fo:font-style="italic" officeooo:rsid="00235e02" style:font-size-asian="11pt" style:font-style-asian="italic" style:font-size-complex="11pt" style:font-style-complex="italic"/>
    </style:style>
    <style:style style:name="T24" style:family="text">
      <style:text-properties fo:font-size="11pt" fo:font-style="normal" style:font-size-asian="11pt" style:font-style-asian="normal" style:font-size-complex="11pt" style:font-style-complex="normal"/>
    </style:style>
    <style:style style:name="T25" style:family="text">
      <style:text-properties fo:font-size="11pt" fo:font-style="normal" officeooo:rsid="0055ca68" style:font-size-asian="11pt" style:font-style-asian="normal" style:font-size-complex="11pt" style:font-style-complex="normal"/>
    </style:style>
    <style:style style:name="T26" style:family="text">
      <style:text-properties fo:color="#000000" fo:font-size="11pt" fo:language="hr" fo:country="HR" style:font-size-asian="11pt" style:language-asian="en" style:country-asian="US" style:font-name-complex="Times New Roman" style:font-size-complex="11pt"/>
    </style:style>
    <style:style style:name="T27" style:family="text">
      <style:text-properties fo:color="#000000" fo:font-size="11pt" fo:language="hr" fo:country="HR" officeooo:rsid="00333491" style:font-size-asian="11pt" style:language-asian="en" style:country-asian="US" style:font-name-complex="Times New Roman" style:font-size-complex="11pt"/>
    </style:style>
    <style:style style:name="T28" style:family="text">
      <style:text-properties fo:color="#000000" fo:font-size="11pt" fo:language="hr" fo:country="HR" officeooo:rsid="005447e6" style:font-size-asian="11pt" style:language-asian="en" style:country-asian="US" style:font-name-complex="Times New Roman" style:font-size-complex="11pt"/>
    </style:style>
    <style:style style:name="T29" style:family="text">
      <style:text-properties fo:color="#000000" fo:font-size="11pt" fo:language="hr" fo:country="HR" fo:font-style="italic" style:font-size-asian="11pt" style:language-asian="en" style:country-asian="US" style:font-style-asian="italic" style:font-name-complex="Times New Roman" style:font-size-complex="11pt" style:font-style-complex="italic"/>
    </style:style>
    <style:style style:name="T30" style:family="text">
      <style:text-properties fo:color="#000000" fo:font-size="11pt" fo:language="hr" fo:country="HR" fo:font-style="italic" officeooo:rsid="00333491" style:font-size-asian="11pt" style:language-asian="en" style:country-asian="US" style:font-style-asian="italic" style:font-name-complex="Times New Roman" style:font-size-complex="11pt" style:font-style-complex="italic"/>
    </style:style>
    <style:style style:name="T31" style:family="text">
      <style:text-properties fo:color="#000000" fo:font-size="11pt" fo:language="hr" fo:country="HR" fo:font-style="italic" officeooo:rsid="00350cf3" style:font-size-asian="11pt" style:language-asian="en" style:country-asian="US" style:font-style-asian="italic" style:font-name-complex="Times New Roman" style:font-size-complex="11pt" style:font-style-complex="italic"/>
    </style:style>
    <style:style style:name="T32" style:family="text">
      <style:text-properties fo:color="#000000" fo:font-size="11pt" fo:language="hr" fo:country="HR" fo:font-style="italic" officeooo:rsid="003de591" style:font-size-asian="11pt" style:language-asian="en" style:country-asian="US" style:font-style-asian="italic" style:font-name-complex="Times New Roman" style:font-size-complex="11pt" style:font-style-complex="italic"/>
    </style:style>
    <style:style style:name="T33" style:family="text">
      <style:text-properties fo:color="#000000" fo:font-size="11pt" fo:language="hr" fo:country="HR" fo:font-style="italic" officeooo:rsid="003fa406" style:font-size-asian="11pt" style:language-asian="en" style:country-asian="US" style:font-style-asian="italic" style:font-name-complex="Times New Roman" style:font-size-complex="11pt" style:font-style-complex="italic"/>
    </style:style>
    <style:style style:name="T34" style:family="text">
      <style:text-properties fo:color="#000000" fo:font-size="11pt" fo:language="hr" fo:country="HR" fo:font-style="italic" officeooo:rsid="00526f4a" style:font-size-asian="11pt" style:language-asian="en" style:country-asian="US" style:font-style-asian="italic" style:font-name-complex="Times New Roman" style:font-size-complex="11pt" style:font-style-complex="italic"/>
    </style:style>
    <style:style style:name="T35" style:family="text">
      <style:text-properties fo:color="#000000" fo:font-size="11pt" fo:language="hr" fo:country="HR" fo:font-style="normal" style:font-size-asian="11pt" style:language-asian="en" style:country-asian="US" style:font-style-asian="normal" style:font-name-complex="Times New Roman" style:font-size-complex="11pt" style:font-style-complex="normal"/>
    </style:style>
    <style:style style:name="T36" style:family="text">
      <style:text-properties fo:color="#000000" fo:font-size="11pt" fo:language="hr" fo:country="HR" fo:font-style="normal" officeooo:rsid="00333491" style:font-size-asian="11pt" style:language-asian="en" style:country-asian="US" style:font-style-asian="normal" style:font-name-complex="Times New Roman" style:font-size-complex="11pt" style:font-style-complex="normal"/>
    </style:style>
    <style:style style:name="T37" style:family="text">
      <style:text-properties fo:color="#000000" fo:font-size="11pt" fo:language="hr" fo:country="HR" fo:font-style="normal" officeooo:rsid="00385af8" style:font-size-asian="11pt" style:language-asian="en" style:country-asian="US" style:font-style-asian="normal" style:font-name-complex="Times New Roman" style:font-size-complex="11pt" style:font-style-complex="normal"/>
    </style:style>
    <style:style style:name="T38" style:family="text">
      <style:text-properties fo:color="#000000" fo:font-size="11pt" fo:language="hr" fo:country="HR" fo:font-style="normal" officeooo:rsid="003fa406" style:font-size-asian="11pt" style:language-asian="en" style:country-asian="US" style:font-style-asian="normal" style:font-name-complex="Times New Roman" style:font-size-complex="11pt" style:font-style-complex="normal"/>
    </style:style>
    <style:style style:name="T39" style:family="text">
      <style:text-properties fo:color="#000000" fo:font-size="11pt" fo:language="hr" fo:country="HR" fo:font-style="normal" officeooo:rsid="004df5dd" style:font-size-asian="11pt" style:language-asian="en" style:country-asian="US" style:font-style-asian="normal" style:font-name-complex="Times New Roman" style:font-size-complex="11pt" style:font-style-complex="normal"/>
    </style:style>
    <style:style style:name="T40" style:family="text">
      <style:text-properties fo:color="#000000" fo:font-size="11pt" fo:language="hr" fo:country="HR" fo:font-style="normal" officeooo:rsid="004fc8e3" style:font-size-asian="11pt" style:language-asian="en" style:country-asian="US" style:font-style-asian="normal" style:font-name-complex="Times New Roman" style:font-size-complex="11pt" style:font-style-complex="normal"/>
    </style:style>
    <style:style style:name="T41" style:family="text">
      <style:text-properties fo:color="#000000" fo:font-size="11pt" fo:language="hr" fo:country="HR" fo:font-style="normal" officeooo:rsid="005009bf" style:font-size-asian="11pt" style:language-asian="en" style:country-asian="US" style:font-style-asian="normal" style:font-name-complex="Times New Roman" style:font-size-complex="11pt" style:font-style-complex="normal"/>
    </style:style>
    <style:style style:name="T42" style:family="text">
      <style:text-properties fo:color="#000000" fo:font-size="11pt" fo:language="hr" fo:country="HR" fo:font-style="normal" officeooo:rsid="004d4dfc" style:font-size-asian="11pt" style:language-asian="en" style:country-asian="US" style:font-style-asian="normal" style:font-name-complex="Times New Roman" style:font-size-complex="11pt" style:font-style-complex="normal"/>
    </style:style>
    <style:style style:name="T43" style:family="text">
      <style:text-properties fo:color="#000000" fo:font-size="11pt" fo:language="hr" fo:country="HR" fo:font-style="normal" officeooo:rsid="00504a0d" style:font-size-asian="11pt" style:language-asian="en" style:country-asian="US" style:font-style-asian="normal" style:font-name-complex="Times New Roman" style:font-size-complex="11pt" style:font-style-complex="normal"/>
    </style:style>
    <style:style style:name="T44" style:family="text">
      <style:text-properties fo:color="#000000" fo:font-size="11pt" fo:language="hr" fo:country="HR" fo:font-style="normal" officeooo:rsid="0051b246" style:font-size-asian="11pt" style:language-asian="en" style:country-asian="US" style:font-style-asian="normal" style:font-name-complex="Times New Roman" style:font-size-complex="11pt" style:font-style-complex="normal"/>
    </style:style>
    <style:style style:name="T45" style:family="text">
      <style:text-properties fo:color="#000000" fo:font-size="11pt" fo:language="hr" fo:country="HR" fo:font-style="normal" officeooo:rsid="00526f4a" style:font-size-asian="11pt" style:language-asian="en" style:country-asian="US" style:font-style-asian="normal" style:font-name-complex="Times New Roman" style:font-size-complex="11pt" style:font-style-complex="normal"/>
    </style:style>
    <style:style style:name="T46" style:family="text">
      <style:text-properties fo:color="#000000" fo:font-size="11pt" fo:language="hr" fo:country="HR" fo:font-style="normal" officeooo:rsid="0055ca68" style:font-size-asian="11pt" style:language-asian="en" style:country-asian="US" style:font-style-asian="normal" style:font-name-complex="Times New Roman" style:font-size-complex="11pt" style:font-style-complex="normal"/>
    </style:style>
    <style:style style:name="T47" style:family="text">
      <style:text-properties fo:color="#000000" fo:font-size="11pt" fo:language="hr" fo:country="HR" fo:font-style="normal" officeooo:rsid="0058f378" style:font-size-asian="11pt" style:language-asian="en" style:country-asian="US" style:font-style-asian="normal" style:font-name-complex="Times New Roman" style:font-size-complex="11pt" style:font-style-complex="normal"/>
    </style:style>
    <style:style style:name="T48" style:family="text">
      <style:text-properties fo:color="#000000" fo:language="hr" fo:country="HR" style:font-name-asian="Times New Roman" style:language-asian="en" style:country-asian="US" style:font-name-complex="Times New Roman" style:language-complex="ar" style:country-complex="SA"/>
    </style:style>
    <style:style style:name="T49" style:family="text">
      <style:text-properties fo:color="#000000" fo:language="hr" fo:country="HR" officeooo:rsid="00235e02" style:font-name-asian="Times New Roman" style:language-asian="en" style:country-asian="US" style:font-name-complex="Times New Roman" style:language-complex="ar" style:country-complex="SA"/>
    </style:style>
    <style:style style:name="T50" style:family="text">
      <style:text-properties fo:color="#000000" fo:language="hr" fo:country="HR" officeooo:rsid="004b5b21" style:font-name-asian="Times New Roman" style:language-asian="en" style:country-asian="US" style:font-name-complex="Times New Roman" style:language-complex="ar" style:country-complex="SA"/>
    </style:style>
    <style:style style:name="T51" style:family="text">
      <style:text-properties fo:color="#000000" fo:language="hr" fo:country="HR" officeooo:rsid="004b7ddf" style:font-name-asian="Times New Roman" style:language-asian="en" style:country-asian="US" style:font-name-complex="Times New Roman" style:language-complex="ar" style:country-complex="SA"/>
    </style:style>
    <style:style style:name="T52" style:family="text">
      <style:text-properties fo:color="#000000" fo:language="hr" fo:country="HR" officeooo:rsid="004ce7fc" style:font-name-asian="Times New Roman" style:language-asian="en" style:country-asian="US" style:font-name-complex="Times New Roman" style:language-complex="ar" style:country-complex="SA"/>
    </style:style>
    <style:style style:name="T53" style:family="text">
      <style:text-properties fo:color="#000000" fo:language="hr" fo:country="HR" officeooo:rsid="00333491" style:font-name-asian="Times New Roman" style:language-asian="en" style:country-asian="US" style:font-name-complex="Times New Roman" style:language-complex="ar" style:country-complex="SA"/>
    </style:style>
    <style:style style:name="T54" style:family="text">
      <style:text-properties fo:color="#000000" fo:language="hr" fo:country="HR" officeooo:rsid="005720d7" style:font-name-asian="Times New Roman" style:language-asian="en" style:country-asian="US" style:font-name-complex="Times New Roman" style:language-complex="ar" style:country-complex="SA"/>
    </style:style>
    <style:style style:name="T55" style:family="text">
      <style:text-properties fo:color="#000000" fo:language="hr" fo:country="HR" officeooo:rsid="0058f378" style:font-name-asian="Times New Roman" style:language-asian="en" style:country-asian="US" style:font-name-complex="Times New Roman" style:language-complex="ar" style:country-complex="SA"/>
    </style:style>
    <style:style style:name="T56" style:family="text">
      <style:text-properties fo:color="#000000" fo:language="hr" fo:country="HR" fo:font-style="italic" officeooo:rsid="00235e02" style:font-name-asian="Times New Roman" style:language-asian="en" style:country-asian="US" style:font-style-asian="italic" style:font-name-complex="Times New Roman" style:language-complex="ar" style:country-complex="SA" style:font-style-complex="italic"/>
    </style:style>
    <style:style style:name="T57" style:family="text">
      <style:text-properties fo:color="#000000" fo:language="hr" fo:country="HR" fo:font-style="italic" officeooo:rsid="00333491" style:font-name-asian="Times New Roman" style:language-asian="en" style:country-asian="US" style:font-style-asian="italic" style:font-name-complex="Times New Roman" style:language-complex="ar" style:country-complex="SA" style:font-style-complex="italic"/>
    </style:style>
    <style:style style:name="T58" style:family="text">
      <style:text-properties fo:color="#000000" fo:language="hr" fo:country="HR" fo:font-style="italic" officeooo:rsid="00350cf3" style:font-name-asian="Times New Roman" style:language-asian="en" style:country-asian="US" style:font-style-asian="italic" style:font-name-complex="Times New Roman" style:language-complex="ar" style:country-complex="SA" style:font-style-complex="italic"/>
    </style:style>
    <style:style style:name="T59" style:family="text">
      <style:text-properties fo:color="#000000" fo:language="hr" fo:country="HR" fo:font-style="italic" officeooo:rsid="0037a7e7" style:font-name-asian="Times New Roman" style:language-asian="en" style:country-asian="US" style:font-style-asian="italic" style:font-name-complex="Times New Roman" style:language-complex="ar" style:country-complex="SA" style:font-style-complex="italic"/>
    </style:style>
    <style:style style:name="T60" style:family="text">
      <style:text-properties fo:color="#000000" fo:language="hr" fo:country="HR" fo:font-style="normal" style:font-name-asian="Times New Roman" style:language-asian="en" style:country-asian="US" style:font-style-asian="normal" style:font-name-complex="Times New Roman" style:language-complex="ar" style:country-complex="SA" style:font-style-complex="normal"/>
    </style:style>
    <style:style style:name="T61" style:family="text">
      <style:text-properties fo:color="#000000" fo:language="hr" fo:country="HR" fo:font-style="normal" officeooo:rsid="00333491" style:font-name-asian="Times New Roman" style:language-asian="en" style:country-asian="US" style:font-style-asian="normal" style:font-name-complex="Times New Roman" style:language-complex="ar" style:country-complex="SA" style:font-style-complex="normal"/>
    </style:style>
    <style:style style:name="T62" style:family="text">
      <style:text-properties fo:color="#000000" fo:language="hr" fo:country="HR" fo:font-style="normal" officeooo:rsid="004d4dfc" style:font-name-asian="Times New Roman" style:language-asian="en" style:country-asian="US" style:font-style-asian="normal" style:font-name-complex="Times New Roman" style:language-complex="ar" style:country-complex="SA" style:font-style-complex="normal"/>
    </style:style>
    <style:style style:name="T63" style:family="text">
      <style:text-properties fo:color="#000000" fo:language="hr" fo:country="HR" fo:font-style="normal" officeooo:rsid="0037a7e7" style:font-name-asian="Times New Roman" style:language-asian="en" style:country-asian="US" style:font-style-asian="normal" style:font-name-complex="Times New Roman" style:language-complex="ar" style:country-complex="SA" style:font-style-complex="normal"/>
    </style:style>
    <style:style style:name="T64" style:family="text">
      <style:text-properties fo:color="#000000" style:font-name="Times New Roman" fo:font-size="11pt" fo:language="hr" fo:country="HR" fo:font-style="normal" officeooo:rsid="00333491" style:font-name-asian="Times New Roman" style:font-size-asian="11pt" style:language-asian="en" style:country-asian="US" style:font-style-asian="normal" style:font-name-complex="Times New Roman" style:font-size-complex="11pt" style:language-complex="ar" style:country-complex="SA" style:font-style-complex="normal"/>
    </style:style>
    <style:style style:name="T65" style:family="text">
      <style:text-properties fo:color="#000000" style:font-name="Times New Roman" fo:font-size="11pt" fo:language="hr" fo:country="HR" fo:font-style="normal" officeooo:rsid="004ce7fc" style:font-name-asian="Times New Roman" style:font-size-asian="11pt" style:language-asian="en" style:country-asian="US" style:font-style-asian="normal" style:font-name-complex="Times New Roman" style:font-size-complex="11pt" style:language-complex="ar" style:country-complex="SA" style:font-style-complex="normal"/>
    </style:style>
    <style:style style:name="T66" style:family="text">
      <style:text-properties fo:color="#000000" style:font-name="Times New Roman" fo:font-size="11pt" fo:language="hr" fo:country="HR" fo:font-style="normal" officeooo:rsid="004d4dfc" style:font-name-asian="Times New Roman" style:font-size-asian="11pt" style:language-asian="en" style:country-asian="US" style:font-style-asian="normal" style:font-name-complex="Times New Roman" style:font-size-complex="11pt" style:language-complex="ar" style:country-complex="SA" style:font-style-complex="normal"/>
    </style:style>
    <style:style style:name="T67" style:family="text">
      <style:text-properties fo:color="#000000" style:font-name="Times New Roman" fo:font-size="11pt" fo:language="hr" fo:country="HR" fo:font-style="normal" officeooo:rsid="0055ca68" style:font-name-asian="Times New Roman" style:font-size-asian="11pt" style:language-asian="en" style:country-asian="US" style:font-style-asian="normal" style:font-name-complex="Times New Roman" style:font-size-complex="11pt" style:language-complex="ar" style:country-complex="SA" style:font-style-complex="normal"/>
    </style:style>
    <style:style style:name="T68" style:family="text">
      <style:text-properties fo:color="#000000" style:font-name="Times New Roman" fo:font-size="11pt" fo:language="hr" fo:country="HR" fo:font-style="normal" officeooo:rsid="0037a7e7" style:font-name-asian="Times New Roman" style:font-size-asian="11pt" style:language-asian="en" style:country-asian="US" style:font-style-asian="normal" style:font-name-complex="Times New Roman" style:font-size-complex="11pt" style:language-complex="ar" style:country-complex="SA" style:font-style-complex="normal"/>
    </style:style>
    <style:style style:name="T69" style:family="text">
      <style:text-properties fo:color="#000000" style:font-name="Times New Roman" fo:font-size="11pt" fo:language="hr" fo:country="HR" fo:font-style="normal" officeooo:rsid="0058f378" style:font-name-asian="Times New Roman" style:font-size-asian="11pt" style:language-asian="en" style:country-asian="US" style:font-style-asian="normal" style:font-name-complex="Times New Roman" style:font-size-complex="11pt" style:language-complex="ar" style:country-complex="SA" style:font-style-complex="normal"/>
    </style:style>
    <style:style style:name="T70" style:family="text">
      <style:text-properties fo:color="#000000" style:font-name="Times New Roman" fo:font-size="11pt" fo:language="hr" fo:country="HR" fo:font-style="italic" officeooo:rsid="00333491" style:font-name-asian="Times New Roman" style:font-size-asian="11pt" style:language-asian="en" style:country-asian="US" style:font-style-asian="italic" style:font-name-complex="Times New Roman" style:font-size-complex="11pt" style:language-complex="ar" style:country-complex="SA" style:font-style-complex="italic"/>
    </style:style>
    <style:style style:name="T71" style:family="text">
      <style:text-properties fo:color="#000000" style:font-name="Times New Roman" fo:font-size="11pt" fo:language="hr" fo:country="HR" fo:font-style="italic" officeooo:rsid="00350cf3" style:font-name-asian="Times New Roman" style:font-size-asian="11pt" style:language-asian="en" style:country-asian="US" style:font-style-asian="italic" style:font-name-complex="Times New Roman" style:font-size-complex="11pt" style:language-complex="ar" style:country-complex="SA" style:font-style-complex="italic"/>
    </style:style>
    <style:style style:name="T72" style:family="text">
      <style:text-properties fo:color="#000000" style:font-name="Times New Roman" fo:font-size="11pt" fo:language="hr" fo:country="HR" fo:font-style="italic" officeooo:rsid="0037a7e7" style:font-name-asian="Times New Roman" style:font-size-asian="11pt" style:language-asian="en" style:country-asian="US" style:font-style-asian="italic" style:font-name-complex="Times New Roman" style:font-size-complex="11pt" style:language-complex="ar" style:country-complex="SA" style:font-style-complex="italic"/>
    </style:style>
    <style:style style:name="T73" style:family="text">
      <style:text-properties officeooo:rsid="00463901"/>
    </style:style>
    <style:style style:name="T74" style:family="text">
      <style:text-properties style:font-name="Times New Roman" fo:font-size="11pt" officeooo:rsid="0055ca68" style:font-size-asian="11pt" style:font-size-complex="11pt"/>
    </style:style>
    <style:style style:name="T75" style:family="text">
      <style:text-properties style:font-name="Times New Roman" fo:font-size="11pt" officeooo:rsid="005447e6" style:font-size-asian="11pt" style:font-size-complex="11pt"/>
    </style:style>
    <style:style style:name="T76" style:family="text">
      <style:text-properties style:font-name="Times New Roman" fo:font-size="11pt" officeooo:rsid="0058f378" style:font-size-asian="11pt" style:font-size-complex="11pt"/>
    </style:style>
    <style:style style:name="T77" style:family="text">
      <style:text-properties style:font-name="Times New Roman" fo:font-size="11pt" fo:font-style="italic" officeooo:rsid="00235e02" style:font-size-asian="11pt" style:font-style-asian="italic" style:font-size-complex="11pt" style:font-style-complex="italic"/>
    </style:style>
    <style:style style:name="T78" style:family="text">
      <style:text-properties style:font-name="Times New Roman" fo:font-size="11pt" fo:font-style="italic" officeooo:rsid="005447e6" style:font-size-asian="11pt" style:font-style-asian="italic" style:font-size-complex="11pt" style:font-style-complex="italic"/>
    </style:style>
    <style:style style:name="T79" style:family="text">
      <style:text-properties style:font-name="Times New Roman" fo:font-size="11pt" fo:font-style="normal" officeooo:rsid="005447e6" style:font-size-asian="11pt" style:font-style-asian="normal" style:font-size-complex="11pt" style:font-style-complex="normal"/>
    </style:style>
    <style:style style:name="T80" style:family="text">
      <style:text-properties style:font-name="Times New Roman" fo:font-size="11pt" fo:font-style="normal" officeooo:rsid="0055ca68" style:font-size-asian="11pt" style:font-style-asian="normal" style:font-size-complex="11pt" style:font-style-complex="normal"/>
    </style:style>
    <style:style style:name="T81" style:family="text">
      <style:text-properties officeooo:rsid="00475bb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Jan Šnajder<text:span text:style-name="T73">, Associate Professor</text:span></text:p>
      <text:p text:style-name="P4">Faculty of Electrical Engineering and Computing</text:p>
      <text:p text:style-name="P4">University of Zagreb</text:p>
      <text:p text:style-name="P1"/>
      <text:p text:style-name="P1">Zagreb, <text:span text:style-name="T73">May 1st, 2020</text:span></text:p>
      <text:p text:style-name="P1"/>
      <text:p text:style-name="P1"/>
      <text:p text:style-name="P1"><text:span text:style-name="T73">Subject</text:span>:<text:tab/><text:span text:style-name="T1">Filip Boltužić</text:span>, <text:span text:style-name="T73">Master of Science in Computing</text:span></text:p>
      <text:p text:style-name="P1"><text:tab/><text:tab/>– <text:span text:style-name="T73">Evaluation of the doctoral thesis </text:span>–</text:p>
      <text:p text:style-name="P1"/>
      <text:p text:style-name="P1"/>
      <text:p text:style-name="P6"><text:span text:style-name="T73">Supervisor consent and assessment of </text:span></text:p>
      <text:p text:style-name="P7">the performed research and the original scientific contribution achieved</text:p>
      <text:p text:style-name="P8"/>
      <text:p text:style-name="P9">The doctoral thesis<text:span text:style-name="T81"> </text:span><text:span text:style-name="T5">“</text:span><text:span text:style-name="T6">Computational </text:span><text:span text:style-name="T7">M</text:span><text:span text:style-name="T6">ethods for </text:span><text:span text:style-name="T7">A</text:span><text:span text:style-name="T6">rgumentation </text:span><text:span text:style-name="T7">M</text:span><text:span text:style-name="T6">ining of </text:span><text:span text:style-name="T7">C</text:span><text:span text:style-name="T6">laims in </text:span><text:span text:style-name="T7">I</text:span><text:span text:style-name="T6">nternet </text:span><text:span text:style-name="T7">D</text:span><text:span text:style-name="T6">iscussions</text:span><text:span text:style-name="T5">”</text:span><text:span text:style-name="T9"> (</text:span><text:span text:style-name="T5">“</text:span><text:span text:style-name="T8">Računalni postupci dubinske argumentativne analize tvrdnji u internetskim raspravama</text:span><text:span text:style-name="T5">”</text:span><text:span text:style-name="T9">) by Filip Boltužić, Master of Science</text:span><text:span text:style-name="T15"> in Computing</text:span><text:span text:style-name="T9">, </text:span><text:span text:style-name="T10">is the result of natural language processing research to develop argumentation mining techniques to structure argumentation and detect implicit claims from </text:span><text:span text:style-name="T13">internet</text:span><text:span text:style-name="T10"> discussions. Argumentation mining provides the argumentative structure of a discussion</text:span><text:span text:style-name="T11">, which has a broad application scope, </text:span><text:span text:style-name="T16">with </text:span><text:span text:style-name="T11">some being: </text:span><text:span text:style-name="T10">social science research interest</text:span><text:span text:style-name="T11">ed</text:span><text:span text:style-name="T10"> in </text:span><text:span text:style-name="T11">critical</text:span><text:span text:style-name="T16">ly</text:span><text:span text:style-name="T11"> analy</text:span><text:span text:style-name="T16">sing</text:span><text:span text:style-name="T11"> text</text:span><text:span text:style-name="T10">, business and political stakeholders </text:span><text:span text:style-name="T11">attempting to </text:span><text:span text:style-name="T10">understand</text:span><text:span text:style-name="T11"> </text:span><text:span text:style-name="T10">public opinion</text:span><text:span text:style-name="T11">, or education professionals teaching critical thinking skills. Using machine learning can significantly improve argumentation mining, detect implic</text:span><text:span text:style-name="T16">i</text:span><text:span text:style-name="T11">t claims from text, and provide various additional insights. In particular, structured prediction</text:span><text:span text:style-name="T12"> models</text:span><text:span text:style-name="T11">, </text:span><text:span text:style-name="T12">a special case of </text:span><text:span text:style-name="T11">supervised machine learning</text:span><text:span text:style-name="T12"> techniques trained to predict structured objects, have been employed to model semantic relationships in text to improve claim detection. </text:span></text:p>
      <text:p text:style-name="P9"><text:span text:style-name="T12"/></text:p>
      <text:p text:style-name="P11"><text:span text:style-name="T9">The thesis proposes using ontologies </text:span><text:span text:style-name="T14">to</text:span><text:span text:style-name="T9"> solv</text:span><text:span text:style-name="T14">e</text:span><text:span text:style-name="T9"> claim structuring. Ontologies are used to </text:span><text:span text:style-name="T14">model</text:span><text:span text:style-name="T9"> specific domain concepts and claim patterns </text:span><text:span text:style-name="T14">in order to</text:span><text:span text:style-name="T9"> </text:span><text:span text:style-name="T16">conduct </text:span><text:span text:style-name="T9">argumentation </text:span><text:span text:style-name="T14">analysis </text:span><text:span text:style-name="T16">of </text:span><text:span text:style-name="T9">internet discussions. A framework</text:span><text:span text:style-name="T14"> that</text:span><text:span text:style-name="T9"> </text:span><text:span text:style-name="T14">involves building a domain specific ontology, claim detection, and claim structuring </text:span><text:span text:style-name="T9">is proposed to</text:span><text:span text:style-name="T14"> </text:span><text:span text:style-name="T9">structur</text:span><text:span text:style-name="T14">e </text:span><text:span text:style-name="T9">claims from the text of </text:span><text:span text:style-name="T14">the</text:span><text:span text:style-name="T9"> discussion</text:span><text:span text:style-name="T14">. <text:s/></text:span></text:p>
      <text:p text:style-name="P10"><text:span text:style-name="T12"/></text:p>
      <text:p text:style-name="P12"><text:span text:style-name="T12">T</text:span><text:span text:style-name="T9">he doctoral thesis is structured as follows. The first chapter </text:span><text:span text:style-name="T49">(</text:span><text:span text:style-name="T56">“1. Introduction”</text:span><text:span text:style-name="T49">)</text:span><text:span text:style-name="T48"> motivates the proposed research, describes research goals, and provides an overview of the thesis. The rest of the thesis can be </text:span><text:span text:style-name="T50">conceptually </text:span><text:span text:style-name="T48">divided into three parts</text:span><text:span text:style-name="T50">. The first part (chapters two and three) introduces the area of argumentation mining, discusses relevant related work in argumentation mining, and outlines machine learning methods applied in argumentation mining with an emphasis on structured prediction.</text:span><text:span text:style-name="T51"> The second part (chapters four, five, and six) describes pre-research work</text:span><text:span text:style-name="T55">, which applies </text:span><text:span text:style-name="T51">unstructured approaches based on natural language processing to solve argumentation mining problems. </text:span><text:span text:style-name="T52">In the third part (chapters seven, eight, nine, and ten) ontology-based methods are proposed for claim structuring. The proposed methods are setup as part of framework to detect and structure claims. Finally, an example argumentative analysis using the proposed framework is demonstrated. </text:span></text:p>
      <text:p text:style-name="P10"><text:span text:style-name="T12"/></text:p>
      <text:p text:style-name="P13"><text:span text:style-name="T12">T</text:span><text:span text:style-name="T9">he second chapter </text:span><text:span text:style-name="T53">(</text:span><text:span text:style-name="T57">“2. Argumentation Mining”</text:span><text:span text:style-name="T61">)</text:span><text:span text:style-name="T60"> provides a brief overview of argumentation mining. The chapter also introduces relevant related work from argumentation mining. Argumentation mining problems are categorized into argumentative component detection and argumentative component structuring. Past approaches to each of the two sets of problems are described. The end of the chapter outlines some of the shortcomings of previously used argumentation mining methods. The third chapter </text:span><text:span text:style-name="T61">(</text:span><text:span text:style-name="T57">“3. Methods and Tools for Argumentation Mining of Claims”</text:span><text:span text:style-name="T61">)</text:span><text:span text:style-name="T60"> reviews supervised machine learning, unsupervised machine learning, and structured prediction methods and concepts. A short review of selected topics from natural language processing and ontologies is also provided. </text:span></text:p>
      <text:p text:style-name="P10"><text:span text:style-name="T12"/></text:p>
      <text:p text:style-name="P14"><text:span text:style-name="T2">T</text:span><text:span text:style-name="T3">he fourth chapter </text:span><text:span text:style-name="T64">(</text:span><text:span text:style-name="T70">“4. Claim Clustering”</text:span><text:span text:style-name="T64">)</text:span><text:span text:style-name="T65"> introduces the problem of prominent claim </text:span><text:span text:style-name="T66">extraction</text:span><text:span text:style-name="T65"> from internet discussions. Unsupervised machine learning methods are used to </text:span><text:span text:style-name="T66">provide solutions to the problem. The experiments are carried out on a dataset of internet discussion texts which contain comments and their respective </text:span><text:soft-page-break/><text:span text:style-name="T66">prominent claims. A hierarchical clustering method using semantic similarity as a distance measure is proposed. The centroids of the resulting clusters are then named prominent claims. The hierarchical clustering results are evaluated </text:span><text:bookmark text:name="osc_tag_system_25"/><text:span text:style-name="T66">quantitatively</text:span><text:span text:style-name="T67"><text:tab/></text:span><text:span text:style-name="T69"> </text:span><text:span text:style-name="T66">and </text:span><text:span text:style-name="T67">qualitatively</text:span><text:span text:style-name="T66">. The evaluation results are thoroughly discussed, based on which future work is proposed. </text:span></text:p>
      <text:p text:style-name="P10"><text:span text:style-name="T12"/></text:p>
      <text:p text:style-name="P14"><text:span text:style-name="T2">T</text:span><text:span text:style-name="T4">he fifth chapter </text:span><text:span text:style-name="T64">(</text:span><text:span text:style-name="T70">“</text:span><text:span text:style-name="T71">5</text:span><text:span text:style-name="T70">. </text:span><text:span text:style-name="T71">Prominent Claim Identification</text:span><text:span text:style-name="T70">”</text:span><text:span text:style-name="T64">)</text:span><text:span text:style-name="T66"> defines the problem of prominent claim identification. A corpus of comments from two internet discussions </text:span><text:span text:style-name="T68">(</text:span><text:span text:style-name="T70">“</text:span><text:span text:style-name="T72">Gay rights</text:span><text:span text:style-name="T70">”</text:span><text:span text:style-name="T68"> </text:span><text:span text:style-name="T69">and</text:span><text:span text:style-name="T68"> </text:span><text:span text:style-name="T70">“</text:span><text:span text:style-name="T72">Under God in pledge</text:span><text:span text:style-name="T70">”</text:span><text:span text:style-name="T68">)</text:span><text:span text:style-name="T66"> is introduced. The dataset consists of pairs of comments and prominent claims the comments refer to. The problem of prominent claim identification is then defined as determining the relationship between the comment and prominent claim. Semantic similarity and textual entailment features are used as input to supervised machine learning methods. The models are experimentally evaluated on the newly introduced corpus. Since the proposed methods are domain independent, experiments across different discussions are conducted. A </text:span><text:bookmark text:name="osc_tag_system_30"/><text:span text:style-name="T60">thorough</text:span><text:span text:style-name="T66"> error analysis of the proposed models is made, resulting in proposed future work guidelines. </text:span></text:p>
      <text:p text:style-name="P10"><text:span text:style-name="T12"/></text:p>
      <text:p text:style-name="P17"><text:span text:style-name="T37">T</text:span><text:span text:style-name="T42">he sixth chapter </text:span><text:span text:style-name="T36">(</text:span><text:span text:style-name="T30">“</text:span><text:span text:style-name="T31">6</text:span><text:span text:style-name="T30">. </text:span><text:span text:style-name="T31">Deriving Implicit Claims</text:span><text:span text:style-name="T30">”</text:span><text:span text:style-name="T36">)</text:span><text:span text:style-name="T42"> </text:span><text:span text:style-name="T46">incorporates</text:span><text:span text:style-name="T39"> insight from the previous two chapters to define the problem of implicit claim detection from internet discussions. The dataset described in chapter four is extended by annotating implicit claims between comments and prominent claims. Implicit claims make the logical reasoning between the comment and prominent claims valid. Another supervised machine learning model to solve </text:span><text:span text:style-name="T40">the prominent claim detection problem is proposed, with the difference of incorporating information from implicit claims</text:span><text:span text:style-name="T41">. Using implicit claim information demonstrated significant improvements, so prelimi</text:span><text:span text:style-name="T46">n</text:span><text:span text:style-name="T41">ary models to automatically derive implicit claims is proposed. The preliminary model does not perform well, only </text:span><text:span text:style-name="T47">further </text:span><text:span text:style-name="T41">highlighting drawbacks of unstructured approaches to argumentation mining. </text:span></text:p>
      <text:p text:style-name="P19"><text:span text:style-name="T35">In cont</text:span><text:span text:style-name="T46">r</text:span><text:span text:style-name="T35">ast to unstructured approaches, structured approaches to argumentation mining are introduced in the <text:s/>chapter </text:span><text:span text:style-name="T47">seven </text:span><text:span text:style-name="T36">(</text:span><text:span text:style-name="T30">“</text:span><text:span text:style-name="T31">7. Claim Segmentation</text:span><text:span text:style-name="T30">”</text:span><text:span text:style-name="T36">)</text:span><text:span text:style-name="T35">. </text:span><text:span text:style-name="T43">Structuring claims is decomposed into two steps: claim segmentation and structuring. The problem of claim segmentation is defined analogously to conceptually related natural language processing </text:span><text:span text:style-name="T47">problems </text:span><text:span text:style-name="T43">as a sequence classification problem. Several structured prediction models to solve sequence classification are proposed. The dataset introduced in chapter four is again extended by annotating segments in comments. <text:s/>The proposed models are experimentally evaluated</text:span><text:span text:style-name="T44">, which leads to the conclusion that structured prediction methods improve </text:span><text:span text:style-name="T45">claim segmentation. </text:span></text:p>
      <text:p text:style-name="P18"><text:span text:style-name="T45">Chapter eight </text:span><text:span text:style-name="T36">(</text:span><text:span text:style-name="T30">“</text:span><text:span text:style-name="T31">8. Formalizing Claims</text:span><text:span text:style-name="T30">”</text:span><text:span text:style-name="T36">)</text:span><text:span text:style-name="T45"> introduces structured claims. Structured claims </text:span><text:span text:style-name="T47">abstract </text:span><text:span text:style-name="T45">claim </text:span><text:span text:style-name="T47">content just </text:span><text:span text:style-name="T45">enough to reduce the problem of language variation, yet </text:span><text:span text:style-name="T47">specific and </text:span><text:span text:style-name="T45">complex enough to attain the argumentative gist of claims. A two-level ontology is </text:span><text:span text:style-name="T47">then </text:span><text:span text:style-name="T45">used to formalize and structure claims. An annotation study is carried to structure claims from the </text:span><text:span text:style-name="T30">“</text:span><text:span text:style-name="T32">Marijuana legalization</text:span><text:span text:style-name="T30">”</text:span><text:span text:style-name="T34"> </text:span><text:span text:style-name="T45">topic. </text:span></text:p>
      <text:p text:style-name="P20"><text:span text:style-name="T26">To complete the framework of claim segmentation and structuring, chapter nine </text:span><text:span text:style-name="T27">(</text:span><text:span text:style-name="T30">“</text:span><text:span text:style-name="T31">9. Claim Structuring</text:span><text:span text:style-name="T30">”</text:span><text:span text:style-name="T27">)</text:span><text:span text:style-name="T26"> studies the claim structuring problem. Several structured prediction models </text:span><text:span text:style-name="T28">to solve claim structuring </text:span><text:span text:style-name="T26">are proposed</text:span><text:span text:style-name="T28">. </text:span><text:span text:style-name="T26"><text:s/></text:span><text:span text:style-name="T28">Since related work has shown that multitask learning can often yield performance boosts when done on related tasks, a joint model that segments and structures claims is proposed. Experimental evaluation is conducted, with structured prediction models demonstrating the best performance. </text:span></text:p>
      <text:p text:style-name="P21"><text:span text:style-name="T38">C</text:span><text:span text:style-name="T35">hapter ten </text:span><text:span text:style-name="T36">(</text:span><text:span text:style-name="T30">“</text:span><text:span text:style-name="T31">10. Analysis using Formalized Claims</text:span><text:span text:style-name="T30">”</text:span><text:span text:style-name="T36">)</text:span><text:span text:style-name="T35"> shows an example of an argumentation mining analysis of claims. In contrast to the approach shown in chapter six to retrieve impl</text:span><text:span text:style-name="T46">i</text:span><text:span text:style-name="T35">cit claims, a logic-based approach is demonstrated. Applications of structured claims are demonstrated on </text:span><text:span text:style-name="T45">the </text:span><text:span text:style-name="T30">“</text:span><text:span text:style-name="T32">Marijuana legalization</text:span><text:span text:style-name="T30">”</text:span><text:span text:style-name="T34"> </text:span><text:span text:style-name="T45">topic</text:span><text:span text:style-name="T35"> by identifying most frequent claims and clustering claim authors based on their shared claims. </text:span></text:p>
      <text:p text:style-name="P21"><text:span text:style-name="T35">The final chapter, chapter eleven (</text:span><text:span text:style-name="T29">“</text:span><text:span text:style-name="T33">11</text:span><text:span text:style-name="T29">. </text:span><text:span text:style-name="T33">Conclusion</text:span><text:span text:style-name="T29">”</text:span><text:span text:style-name="T35">) concludes and provides future work guidelines. </text:span></text:p>
      <text:p text:style-name="P23"><text:span text:style-name="T74">I, Jan Šnajder, am of the opinion </text:span><text:span text:style-name="T75">that Filip Boltužić, Master of Science in Computing, has conducted </text:span><text:bookmark text:name="osc_tag_system_41"/><text:span text:style-name="T17">thorough</text:span><text:span text:style-name="T75"> research and </text:span><text:span text:style-name="T74">has </text:span><text:span text:style-name="T75">adequately </text:span><text:span text:style-name="T74">presented his finding</text:span><text:span text:style-name="T76">s</text:span><text:span text:style-name="T74"> through his </text:span><text:span text:style-name="T76">doctoral </text:span><text:span text:style-name="T74">thesis</text:span><text:span text:style-name="T75">. The results of </text:span><text:span text:style-name="T74">his </text:span><text:span text:style-name="T75">research have been submitted for peer review in two international journals indexed by the </text:span><text:span text:style-name="T77">Science Citation Index Expanded</text:span><text:span text:style-name="T78"> </text:span><text:span text:style-name="T79">and published in four international conference papers. </text:span><text:span text:style-name="T80">The achieved research contributions are:</text:span></text:p>
      <text:list xml:id="list12921696" text:style-name="L1">
        <text:list-item>
          <text:p text:style-name="P16"><text:soft-page-break/><text:span text:style-name="T19">Modeling an online discussion using an two-level ontology, where the first level contains domain knowledge and the second models</text:span><text:span text:style-name="T21"> claim patterns, aiming to fully structure online discussions;</text:span></text:p>
        </text:list-item>
        <text:list-item>
          <text:p text:style-name="P16"><text:span text:style-name="T19">Supervised machine learning method for claim detection and claim structuring;</text:span><text:span text:style-name="T21"> </text:span></text:p>
        </text:list-item>
        <text:list-item>
          <text:p text:style-name="P16"><text:span text:style-name="T19">Framework and support for online discussion analysis involving claim detection, structuring, and analysis based on a comparison of</text:span><text:span text:style-name="T20"> </text:span><text:span text:style-name="T19">claims from all discussion participants</text:span><text:span text:style-name="T20">.</text:span></text:p>
        </text:list-item>
      </text:list>
      <text:p text:style-name="P22"><text:span text:style-name="T19">In conclusion, I give my consent to submit </text:span><text:span text:style-name="T21">the </text:span><text:span text:style-name="T19">doctoral thesis of Filip Boltužić, Master of Science in Computing, for evaluation. </text:span></text:p>
      <text:p text:style-name="P2"/>
      <text:p text:style-name="P2"/>
      <text:p text:style-name="P5">Jan Šnajder<text:span text:style-name="T73">, Associate Profess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n-ea" svg:font-family="+mn-ea, '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WW8Num2z0" style:family="text">
      <style:text-properties style:font-name="Times New Roman" fo:font-family="'Times New Roman'" style:font-family-generic="roman" style:font-pitch="variable" fo:font-size="11pt" fo:language="hr" fo:country="HR" style:font-name-asian="+mn-ea" style:font-family-asian="+mn-ea, 'Times New Roman'" style:font-family-generic-asian="roman" style:font-size-asian="11pt" style:language-asian="none" style:country-asian="none" style:font-name-complex="Times New Roman" style:font-family-complex="'Times New Roman'" style:font-family-generic-complex="roman" style:font-pitch-complex="variable" style:font-size-complex="11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1T16:39:49.578527938</meta:creation-date>
    <dc:date>2020-05-01T17:54:27.630210988</dc:date>
    <meta:editing-duration>PT1H5M5S</meta:editing-duration>
    <meta:editing-cycles>6</meta:editing-cycles>
    <meta:generator>LibreOffice/6.0.7.3$Linux_X86_64 LibreOffice_project/00m0$Build-3</meta:generator>
    <meta:document-statistic meta:table-count="0" meta:image-count="0" meta:object-count="0" meta:page-count="3" meta:paragraph-count="26" meta:word-count="1253" meta:character-count="9115" meta:non-whitespace-character-count="7867"/>
  </office:meta>
</office:document-meta>
</file>